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1e1050" officeooo:paragraph-rsid="00357bee" style:font-weight-asian="bold" style:font-weight-complex="bold"/>
    </style:style>
    <style:style style:name="P4" style:family="paragraph" style:parent-style-name="Standard">
      <style:text-properties fo:font-weight="bold" officeooo:rsid="001e1050" officeooo:paragraph-rsid="00278fe2" style:font-weight-asian="bold" style:font-weight-complex="bold"/>
    </style:style>
    <style:style style:name="P5" style:family="paragraph" style:parent-style-name="Standard">
      <style:text-properties fo:font-weight="bold" officeooo:rsid="00212f1d" officeooo:paragraph-rsid="00212f1d" style:font-weight-asian="bold" style:font-weight-complex="bold"/>
    </style:style>
    <style:style style:name="P6" style:family="paragraph" style:parent-style-name="Standard">
      <style:text-properties fo:font-weight="bold" officeooo:rsid="002541f4" officeooo:paragraph-rsid="002541f4" style:font-weight-asian="bold" style:font-weight-complex="bold"/>
    </style:style>
    <style:style style:name="P7" style:family="paragraph" style:parent-style-name="Standard">
      <style:text-properties fo:font-weight="bold" officeooo:rsid="0023953d" officeooo:paragraph-rsid="0023953d" style:font-weight-asian="bold" style:font-weight-complex="bold"/>
    </style:style>
    <style:style style:name="P8" style:family="paragraph" style:parent-style-name="Standard">
      <style:text-properties fo:font-weight="bold" officeooo:rsid="0026c400" officeooo:paragraph-rsid="0026c400" style:font-weight-asian="bold" style:font-weight-complex="bold"/>
    </style:style>
    <style:style style:name="P9" style:family="paragraph" style:parent-style-name="Standard">
      <style:text-properties fo:font-weight="bold" officeooo:rsid="002f9e1e" officeooo:paragraph-rsid="00357bee" style:font-weight-asian="bold" style:font-weight-complex="bold"/>
    </style:style>
    <style:style style:name="P10" style:family="paragraph" style:parent-style-name="Standard">
      <style:text-properties fo:font-weight="normal" officeooo:rsid="001e1050" officeooo:paragraph-rsid="001e1050" style:font-weight-asian="normal" style:font-weight-complex="normal"/>
    </style:style>
    <style:style style:name="P11" style:family="paragraph" style:parent-style-name="Standard">
      <style:text-properties fo:font-weight="normal" officeooo:rsid="001fdba8" officeooo:paragraph-rsid="001fdba8" style:font-weight-asian="normal" style:font-weight-complex="normal"/>
    </style:style>
    <style:style style:name="P12" style:family="paragraph" style:parent-style-name="Standard">
      <style:text-properties fo:font-weight="normal" officeooo:rsid="002f9e1e" officeooo:paragraph-rsid="00357bee" style:font-weight-asian="normal" style:font-weight-complex="normal"/>
    </style:style>
    <style:style style:name="P13"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5"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6"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7"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8"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9"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20"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21"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22" style:family="paragraph" style:parent-style-name="Standard">
      <style:text-properties fo:font-size="10.5pt" style:font-size-asian="10.5pt" style:font-size-complex="10.5pt"/>
    </style:style>
    <style:style style:name="P23" style:family="paragraph" style:parent-style-name="Standard">
      <style:text-properties fo:font-size="10.5pt" officeooo:rsid="001e1050" officeooo:paragraph-rsid="00212f1d" style:font-size-asian="10.5pt" style:font-size-complex="10.5pt"/>
    </style:style>
    <style:style style:name="P24" style:family="paragraph" style:parent-style-name="Standard">
      <style:text-properties fo:font-size="10.5pt" fo:font-style="normal" officeooo:paragraph-rsid="002541f4" style:font-size-asian="10.5pt" style:font-style-asian="normal" style:font-size-complex="10.5pt" style:font-style-complex="normal"/>
    </style:style>
    <style:style style:name="P25" style:family="paragraph" style:parent-style-name="Standard">
      <style:paragraph-properties fo:text-align="end" style:justify-single-word="false"/>
      <style:text-properties officeooo:paragraph-rsid="0023b6dc"/>
    </style:style>
    <style:style style:name="P26" style:family="paragraph" style:parent-style-name="Standard">
      <style:text-properties officeooo:rsid="00278fe2" officeooo:paragraph-rsid="00379763"/>
    </style:style>
    <style:style style:name="P27" style:family="paragraph" style:parent-style-name="Standard">
      <style:text-properties officeooo:rsid="00278fe2" officeooo:paragraph-rsid="00398dec"/>
    </style:style>
    <style:style style:name="P28" style:family="paragraph" style:parent-style-name="Standard">
      <style:text-properties officeooo:rsid="00315e39" officeooo:paragraph-rsid="00315e39"/>
    </style:style>
    <style:style style:name="P29" style:family="paragraph" style:parent-style-name="Standard">
      <style:text-properties officeooo:rsid="003448bb" officeooo:paragraph-rsid="003448bb"/>
    </style:style>
    <style:style style:name="P30" style:family="paragraph" style:parent-style-name="Standard">
      <style:text-properties officeooo:rsid="003448bb" officeooo:paragraph-rsid="0036365c"/>
    </style:style>
    <style:style style:name="P31" style:family="paragraph" style:parent-style-name="Standard">
      <style:text-properties officeooo:rsid="003448bb" officeooo:paragraph-rsid="00398dec"/>
    </style:style>
    <style:style style:name="P32" style:family="paragraph" style:parent-style-name="Standard">
      <style:text-properties officeooo:paragraph-rsid="00212f1d"/>
    </style:style>
    <style:style style:name="P33" style:family="paragraph" style:parent-style-name="Standard">
      <style:text-properties officeooo:paragraph-rsid="00357bee"/>
    </style:style>
    <style:style style:name="P34" style:family="paragraph" style:parent-style-name="Standard">
      <style:text-properties officeooo:rsid="00398dec" officeooo:paragraph-rsid="00398dec"/>
    </style:style>
    <style:style style:name="P35" style:family="paragraph" style:parent-style-name="Standard">
      <style:text-properties officeooo:rsid="00398dec" officeooo:paragraph-rsid="00315e39"/>
    </style:style>
    <style:style style:name="P36" style:family="paragraph" style:parent-style-name="Standard">
      <style:text-properties officeooo:paragraph-rsid="00398dec"/>
    </style:style>
    <style:style style:name="P37" style:family="paragraph" style:parent-style-name="Standard">
      <style:paragraph-properties fo:break-before="page"/>
    </style:style>
    <style:style style:name="P38"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398dec"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398dec"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3ac32e"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3bcc27"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3c3558"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e00a5"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ff9bd"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ff9bd" fo:hyphenate="true" fo:hyphenation-remain-char-count="2" fo:hyphenation-push-char-count="2"/>
    </style:style>
    <style:style style:name="P46" style:family="paragraph" style:parent-style-name="Heading_20_1" style:list-style-name=""/>
    <style:style style:name="P47" style:family="paragraph" style:parent-style-name="Heading_20_1">
      <style:text-properties officeooo:rsid="003448bb"/>
    </style:style>
    <style:style style:name="P48" style:family="paragraph" style:parent-style-name="Heading_20_1">
      <style:paragraph-properties fo:break-before="page"/>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8b8c1"/>
    </style:style>
    <style:style style:name="T8" style:family="text">
      <style:text-properties officeooo:rsid="002bae4d"/>
    </style:style>
    <style:style style:name="T9" style:family="text">
      <style:text-properties officeooo:rsid="002c3f03"/>
    </style:style>
    <style:style style:name="T10" style:family="text">
      <style:text-properties officeooo:rsid="003448bb"/>
    </style:style>
    <style:style style:name="T11" style:family="text">
      <style:text-properties officeooo:rsid="00357bee"/>
    </style:style>
    <style:style style:name="T12" style:family="text">
      <style:text-properties officeooo:rsid="0036365c"/>
    </style:style>
    <style:style style:name="T13" style:family="text">
      <style:text-properties officeooo:rsid="00379763"/>
    </style:style>
    <style:style style:name="T14" style:family="text">
      <style:text-properties officeooo:rsid="00398dec"/>
    </style:style>
    <style:style style:name="T15" style:family="text">
      <style:text-properties officeooo:rsid="003c3558"/>
    </style:style>
    <style:style style:name="T16" style:family="text">
      <style:text-properties officeooo:rsid="003e00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illensfreiheit <text:span text:style-name="T9">und Humanismus</text:span> bei Nietzsche und anderen ausgewählten Philosophen</text:p>
      <text:p text:style-name="P32"/>
      <text:p text:style-name="P28">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28">Mensch wurde entweder in Abgrenzung zu Gott oder zum Tier definiert, um sein Ziel, seine Moral, seine Essenz festzulegen. Wer nun Gott/Moral ablehnt, will die Freiheit des Menschen behaupten oder wiederherstellen – auch in Abgrenzung zum Tier.</text:p>
      <text:p text:style-name="P28">Um einen neuen Menschen möglich zu machen, soll dieser als frei zum schaffen definiert werden (Nietzsche), frei sich selbst zu schaffen (Sartre), frei gegen gesellschaftliche Determination (Adorno).</text:p>
      <text:p text:style-name="P35"/>
      <text:p text:style-name="P28"/>
      <text:p text:style-name="P28"/>
      <text:p text:style-name="P29">1. Freiheit und Moderne</text:p>
      <text:p text:style-name="P29">- Die Moderne, ist geprägt durch Industrialisierung und abstrahierte Herrschaft</text:p>
      <text:p text:style-name="P29">- gleichzeitig zeichnet sie sich durch das Sterben alter Kategorien, Normen und Gottes aus</text:p>
      <text:p text:style-name="P29">- zwei Fragen werden wichtig und oft zusammen angegangen: wie kann man sich selbst befreien und wie kann man den Menschen ohne Gott neu definieren</text:p>
      <text:p text:style-name="P29">- Ich will untersuchen, welche Konzepte verschiedene Philosophen als Antwort darauf entwickelt haben</text:p>
      <text:p text:style-name="P29">- Geschichtliche Reihenfolge spielt kaum eine Rolle, da Autoren sich nicht aufeinander beziehen, sondern nur auf ähnliche Lebensgefühle reagieren</text:p>
      <text:p text:style-name="P29">2. Tod Gottes und <text:span text:style-name="T14">seiner</text:span> Normen</text:p>
      <text:p text:style-name="P29">- <text:span text:style-name="T11">Gesetze, Normen, das ganze Weltbild wurde vor der Moderne auf Gottes Wort gestützt</text:span></text:p>
      <text:p text:style-name="P29">- <text:span text:style-name="T12">Wenn Menschen nicht mehr an Gott glauben, entzieht sich seinen Werten die Grundlage</text:span></text:p>
      <text:p text:style-name="P29">- <text:span text:style-name="T11">Die agnostische Wissenschaft hinterfragte Gottes Gesetze trotz dessen Tod nicht</text:span></text:p>
      <text:p text:style-name="P29">2.1 Nietzsches Konzept vom Tod Gottes</text:p>
      <text:p text:style-name="P29">- <text:span text:style-name="T12">Tod Gottes ist nicht einfach Ablehnung der christlichen Werte, sondern Problem des Nihilismus</text:span></text:p>
      <text:p text:style-name="P29">- <text:span text:style-name="T12">Nietzsche nimmt Tod Gottes als negativ auf, weil Menschen damit auch Sinn und Ziel fehlen</text:span></text:p>
      <text:p text:style-name="P29">- <text:span text:style-name="T12">führt zur Verzweiflung, ohne Ziel leben zu müssen</text:span></text:p>
      <text:p text:style-name="P29">2.2 Die Unnötigkeit Gottes bei Sartre</text:p>
      <text:p text:style-name="P29">- <text:span text:style-name="T12">Nach Sartre ist die Verzweiflung, ohne Ziel leben zu müssen, sowieso gegeben</text:span></text:p>
      <text:p text:style-name="P29">- <text:span text:style-name="T12">weil die Existenz vor jeder Essenz kommt, kann der Mensch nicht einfach auf Gott hören, was gut und richtig ist, und was sein Ziel ist – selbst das wäre eine Entscheidung</text:span></text:p>
      <text:p text:style-name="P29">- <text:span text:style-name="T12">Der Mensch muss sich so und so seine eigenen Normen und Ziele schaffen</text:span></text:p>
      <text:p text:style-name="P29">3. Der neue Humanismus und die Willensfreiheit</text:p>
      <text:p text:style-name="P29">- <text:span text:style-name="T12">Der Mensch und sein Zweck war im christlichen Glauben von Gott abhängig</text:span></text:p>
      <text:p text:style-name="P29">- <text:span text:style-name="T12">Gott hat dem Menschen als Schöpfer zwar den freien Willen gegeben, aber als Christ sollte man ihn nicht für anderes gebrauchen, als Gottes Wort zu folgen</text:span></text:p>
      <text:p text:style-name="P29">- <text:span text:style-name="T12">Der freie Wille hat zB für Sartre ontologischen Status, und macht die Menschlichkeit aus</text:span></text:p>
      <text:p text:style-name="P29">3.1 Animal rationale als Abgrenzung zum Tier</text:p>
      <text:p text:style-name="P29">- <text:span text:style-name="T12">Menschen wollen sich vom Tier abgrenzen, auch um Kannibalismus tabuisieren zu können</text:span></text:p>
      <text:p text:style-name="P29">- <text:span text:style-name="T12">laut Heidegger will der antike Humanismus den Menschen als animal rationale definieren</text:span></text:p>
      <text:p text:style-name="P29">- <text:span text:style-name="T12">dabei werden neue Normen legitimiert und geschaffen, zB Tugend</text:span></text:p>
      <text:p text:style-name="P29">3.2 der schaffende Wille</text:p>
      <text:p text:style-name="Standard"><text:soft-page-break/>- <text:span text:style-name="T10">Sartre: Mensch soll sich seine Existenz selbst schaffen</text:span></text:p>
      <text:p text:style-name="Standard">- <text:span text:style-name="T10">Nietzsches Konzepte zum schaffenden Willen: Man soll sich selbst gehorchen, der Wille des Leibes schafft sich seine eigenen Regeln, wenn Gottes nicht mehr existieren</text:span></text:p>
      <text:p text:style-name="P26">- Menschen sind eben in der Moderne nur in der Lage zu reagieren, nicht, die Regeln ihrer Existenz selbst zu schaffen – schaffender Übermensch soll Handluns(Reaktions-)Freiheit durch Willen ersetzen</text:p>
      <text:p text:style-name="P26">- Seiltänzer</text:p>
      <text:p text:style-name="P26">- <text:span text:style-name="T7">wer sich nicht befehlen kann.... (S. 313) Botschaft der Willensfreiheit immer gut versteckt</text:span></text:p>
      <text:p text:style-name="P26">- <text:span text:style-name="T8">Der schaffende Wille (S.92) kannst du dir dein eigenes Gesetz geben?</text:span></text:p>
      <text:p text:style-name="P30">4. Angst als Lebensgefühl und der Faschismus</text:p>
      <text:p text:style-name="P29">- <text:span text:style-name="T12">kann man dem modernen Menschen diese Verantwortung zumuten?</text:span></text:p>
      <text:p text:style-name="P29">- <text:span text:style-name="T12">Regression in das vormoderne, weil man sich im Alltag keine eigenen Regeln schaffen kann</text:span></text:p>
      <text:p text:style-name="P29">- <text:span text:style-name="T12">Faschisten wie Heidegger wollen einen neuen Gott und besinnen sich auf Mythologie, um sich einen Sinn geben zu können</text:span></text:p>
      <text:p text:style-name="P29">- <text:span text:style-name="T13">Linke wollen dem einzelnen ermöglichen, seine Lebensumstände selbst zu bestimmen</text:span></text:p>
      <text:p text:style-name="Standard"/>
      <text:p text:style-name="Standard"/>
      <text:p text:style-name="Standard"/>
      <text:h text:style-name="P46" text:outline-level="1"/>
      <text:h text:style-name="P48" text:outline-level="1">1. Freiheit und Moderne</text:h>
      <text:p text:style-name="P31"/>
      <text:p text:style-name="P38">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39">Die Moderne, als die Epoche, die bis heute die Widersprüche unseres Denkens bestimmt, kann nicht ohne weiteres überwunden werden – und egal wie viele Internets wir erfinden und wie oft <text:span text:style-name="T16">die </text:span>Metaphysik für tot erklärt wird, wir sind heute genauso wenig frei, wie die Denker der Aufklärung, die das Projekt der gesellschaftlichen Freiheit im Denken begründeten.</text:p>
      <text:p text:style-name="P43">Man kann die Moderne nur schwer als “vorbei” abhaken, auch wenn damit oft ein Zeitraum zwischen französischer Revolution und erstem Weltkrieg gemeint ist. Kernelemente der Moderne wirken bis heute fort, und müssen bis heute mit beachtet werden.</text:p>
      <text:p text:style-name="P39">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40">Nietzsches berühmter Satz “Gott ist tot, und wir haben ihn getötet”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geboten hatte. Als Grundlage von Normen und Werten, als sinnkonstituierendes Weltbild, als Garant ihrer persönlichen Auffassung von Realität war der Glaube an einen existierenden Gott Schlüsselelement in allem, was die Menschen über sich und ihren Platz in der Welt wussten – und ohne den alle <text:soft-page-break/>Gewissheiten über ihr Leben und Handeln ungültig wurden.</text:p>
      <text:p text:style-name="P40">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text:p>
      <text:p text:style-name="P40">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p>
      <text:p text:style-name="P41">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41">Dennoch hat die Epoche zwei wichtige Fragen angestoßen, die zusammenhängen, und oft zusammen beantwortet werden: wie kann man sich selbst befreien, und wie kann man den Menschen ohne Gott neu definieren? Ich will untersuchen, welche Konzepte bei Nietzsche und <text:span text:style-name="T15">Sartre</text:span> Antworten auf diese Probleme bieten, und wie die beiden sich den neuen Menschen vorstellen, der aus den neuen Verhältnissen hervorgehen soll.</text:p>
      <text:p text:style-name="P42">Die geschichtliche Reihenfolge der Ideen der beiden Autoren spielt hierbei kaum 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42"/>
      <text:h text:style-name="Heading_20_1" text:outline-level="1"><text:soft-page-break/>2. Tod Gottes und seiner Normen</text:h>
      <text:p text:style-name="P42"/>
      <text:p text:style-name="P43">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 und das ist ziemlich viel - kam ursprünglich von Gott.</text:p>
      <text:p text:style-name="P44">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44"/>
      <text:h text:style-name="P47" text:outline-level="1">2.1 Nietzsches Konzept vom Tod Gottes</text:h>
      <text:p text:style-name="P44"/>
      <text:p text:style-name="P44"/>
      <text:p text:style-name="P44"/>
      <text:p text:style-name="P31">- <text:span text:style-name="T12">Tod Gottes ist nicht einfach Ablehnung der christlichen Werte, sondern Problem des Nihilismus</text:span></text:p>
      <text:p text:style-name="P31">- <text:span text:style-name="T12">Nietzsche nimmt Tod Gottes als negativ auf, weil Menschen damit auch Sinn und Ziel fehlen</text:span></text:p>
      <text:p text:style-name="P31">- <text:span text:style-name="T12">führt zur Verzweiflung, ohne Ziel leben zu müssen</text:span></text:p>
      <text:p text:style-name="P31">2.2 Die Unnötigkeit Gottes bei Sartre</text:p>
      <text:p text:style-name="P31">- <text:span text:style-name="T12">Nach Sartre ist die Verzweiflung, ohne Ziel leben zu müssen, sowieso gegeben</text:span></text:p>
      <text:p text:style-name="P31">- <text:span text:style-name="T12">weil die Existenz vor jeder Essenz kommt, kann der Mensch nicht einfach auf Gott hören, was gut und richtig ist, und was sein Ziel ist – selbst das wäre eine Entscheidung</text:span></text:p>
      <text:p text:style-name="P31">- <text:span text:style-name="T12">Der Mensch muss sich so und so seine eigenen Normen und Ziele schaffen</text:span></text:p>
      <text:p text:style-name="P31">3. Der neue Humanismus und die Willensfreiheit</text:p>
      <text:p text:style-name="P31">- <text:span text:style-name="T12">Der Mensch und sein Zweck war im christlichen Glauben von Gott abhängig</text:span></text:p>
      <text:p text:style-name="P31">- <text:span text:style-name="T12">Gott hat dem Menschen als Schöpfer zwar den freien Willen gegeben, aber als Christ sollte man ihn nicht für anderes gebrauchen, als Gottes Wort zu folgen</text:span></text:p>
      <text:p text:style-name="P31">- <text:span text:style-name="T12">Der freie Wille hat zB für Sartre ontologischen Status, und macht die Menschlichkeit aus</text:span></text:p>
      <text:p text:style-name="P31">3.1 Animal rationale als Abgrenzung zum Tier</text:p>
      <text:p text:style-name="P31">- <text:span text:style-name="T12">Menschen wollen sich vom Tier abgrenzen, auch um Kannibalismus tabuisieren zu können</text:span></text:p>
      <text:p text:style-name="P31">- <text:span text:style-name="T12">laut Heidegger will der antike Humanismus den Menschen als animal rationale definieren</text:span></text:p>
      <text:p text:style-name="P31">- <text:span text:style-name="T12">dabei werden neue Normen legitimiert und geschaffen, zB Tugend</text:span></text:p>
      <text:p text:style-name="P31"><text:soft-page-break/>3.2 der schaffende Wille</text:p>
      <text:p text:style-name="P36">- <text:span text:style-name="T10">Sartre: Mensch soll sich seine Existenz selbst schaffen</text:span></text:p>
      <text:p text:style-name="P36">- <text:span text:style-name="T10">Nietzsches Konzepte zum schaffenden Willen: Man soll sich selbst gehorchen, der Wille des Leibes schafft sich seine eigenen Regeln, wenn Gottes nicht mehr existieren</text:span></text:p>
      <text:p text:style-name="P27">- Menschen sind eben in der Moderne nur in der Lage zu reagieren, nicht, die Regeln ihrer Existenz selbst zu schaffen – schaffender Übermensch soll Handluns(Reaktions-)Freiheit durch Willen ersetzen</text:p>
      <text:p text:style-name="P27">- Seiltänzer</text:p>
      <text:p text:style-name="P27">- <text:span text:style-name="T7">wer sich nicht befehlen kann.... (S. 313) Botschaft der Willensfreiheit immer gut versteckt</text:span></text:p>
      <text:p text:style-name="P27">- <text:span text:style-name="T8">Der schaffende Wille (S.92) kannst du dir dein eigenes Gesetz geben?</text:span></text:p>
      <text:p text:style-name="P31">4. Angst als Lebensgefühl und der Faschismus</text:p>
      <text:p text:style-name="P31">- <text:span text:style-name="T12">kann man dem modernen Menschen diese Verantwortung zumuten?</text:span></text:p>
      <text:p text:style-name="P31">- <text:span text:style-name="T12">Regression in das vormoderne, weil man sich im Alltag keine eigenen Regeln schaffen kann</text:span></text:p>
      <text:p text:style-name="P31">- <text:span text:style-name="T12">Faschisten wie Heidegger wollen einen neuen Gott und besinnen sich auf Mythologie, um sich einen Sinn geben zu können</text:span></text:p>
      <text:p text:style-name="P31">- <text:span text:style-name="T13">Linke wollen dem einzelnen ermöglichen, seine Lebensumstände selbst zu bestimmen</text:span></text:p>
      <text:p text:style-name="P34"/>
      <text:p text:style-name="P37"/>
      <text:p text:style-name="Standard"/>
      <text:p text:style-name="Standard"/>
      <text:p text:style-name="P3"/>
      <text:p text:style-name="P9">Willensfreiheit</text:p>
      <text:p text:style-name="P12">im Gegensatz zur Handlungsfreiheit</text:p>
      <text:p text:style-name="P12">der schaffende Wille, Regeln eigenen Handelns selbst bestimmen</text:p>
      <text:p text:style-name="P9"/>
      <text:p text:style-name="P9">Humanismus</text:p>
      <text:p text:style-name="P12">Mensch/Tier-Unterschied bröckelt, muss neuer gefunden werden</text:p>
      <text:p text:style-name="P12">Animal rationale oder schaffender Übermensch?</text:p>
      <text:p text:style-name="P9"/>
      <text:p text:style-name="P9">Moderne und Antimodernismus</text:p>
      <text:p text:style-name="P12">Tod der Metaphysik</text:p>
      <text:p text:style-name="P12">die große Vereinheitlichung, Herrschaft, Kapitalismus</text:p>
      <text:p text:style-name="P12">Antimodernismus von Links und Rechts</text:p>
      <text:p text:style-name="P9"/>
      <text:p text:style-name="P9">gesellschaftliche Determination</text:p>
      <text:p text:style-name="P12">Sartre: Mensch schafft sich selbst</text:p>
      <text:p text:style-name="P12">Adorno: Freiheit von gesellschaftlicher Determination muss geschaffen werden</text:p>
      <text:p text:style-name="P12">Nietzsche: sich von Gesellschaft frei machen?</text:p>
      <text:p text:style-name="P9"/>
      <text:p text:style-name="P9">Determinismus</text:p>
      <text:p text:style-name="P12">Entscheidungen sind biologisch vorgegeben, schwaches Ich handelt aus hormonellen Gründen</text:p>
      <text:p text:style-name="P12">Verächter des Leibes – den eigenen Willen umarmen, erheben – Verhältnis zur Menschlichkeit?</text:p>
      <text:p text:style-name="P33"/>
      <text:p text:style-name="Standard"/>
      <text:p text:style-name="P4"/>
      <text:p text:style-name="P2">bei Sartre</text:p>
      <text:p text:style-name="P10">- Sartre nimmt den freien Willen beim Menschen einfach an</text:p>
      <text:p text:style-name="P10">- <text:span text:style-name="T1">Zur Freiheit verurteilt</text:span></text:p>
      <text:p text:style-name="P10">- <text:span text:style-name="T1">leugnet jegliche Essenz, Gott existiert nicht</text:span></text:p>
      <text:p text:style-name="P10">- <text:span text:style-name="T6">Selbst wenn man zu einer Entscheidung getrieben wird, die Alternativlos erscheint, hat man immer noch die radikale Freiheit, sie nicht zu treffen</text:span></text:p>
      <text:p text:style-name="P10"/>
      <text:p text:style-name="P21">“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4">Jean-Paul Sartre: Der Existentialisus ist ein Humanismus</text:p>
      <text:p text:style-name="P11"/>
      <text:p text:style-name="P5">bei Adorno</text:p>
      <text:p text:style-name="P21">“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4">Theodor W. Adorno: Sexualtabus und Recht heute</text:p>
      <text:p text:style-name="P13"><text:soft-page-break/></text:p>
      <text:p text:style-name="P2">Tier</text:p>
      <text:p text:style-name="P1">- Tier ist eine reine Reaktion auf die Umwelt</text:p>
      <text:p text:style-name="P1">- determinierte Maschine, die keinen eigenen Willen hat</text:p>
      <text:p text:style-name="P18">-<text:span text:style-name="T3"> der Mensch auch nichts anderes als ein Tier, reagiert nur, agiert nicht</text:span></text:p>
      <text:p text:style-name="P18"/>
      <text:p text:style-name="P23">"Wenn du die Wahrheit sprichst, sagte er dann, so verliere ich Nichts, wenn ich das Leben verliere. Ich bin nicht viel mehr als ein Thier, das man tanzen gelernt hat, durch Schläge und schmale Bissen."</text:p>
      <text:p text:style-name="P15">Der Seiltänzer in “Also Sprach Zarathustra”</text:p>
      <text:p text:style-name="Standard"/>
      <text:p text:style-name="P6">der schaffende Wille</text:p>
      <text:p text:style-name="P24">“Frei wovon? Was schiert das Zarathustra! Hell aber soll mir dein Auge künden: frei wozu?</text:p>
      <text:p text:style-name="P24">Kannst du dir selber dein Böses und dein Gutes geben und deinen Willen über dich aufhängen wie ein Gesetz? Kannst du dir selber Richter sein und Rächer deines Gesetzes?”</text:p>
      <text:p text:style-name="P16">Zarathustra</text:p>
      <text:p text:style-name="Standard"/>
      <text:p text:style-name="P7">Neurologie</text:p>
      <text:p text:style-name="P22">„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5"><text:span text:style-name="T5">Wolf Singer: </text:span><text:span text:style-name="T4">Selbsterfahrung und neurobiologische Fremdbeschreibung. Zwei konfliktträchtige Erkenntnisquellen</text:span><text:span text:style-name="T5"> (2004)</text:span></text:p>
      <text:p text:style-name="P19"/>
      <text:p text:style-name="P17">der Leib und seine Verächter</text:p>
      <text:p text:style-name="P20">- Der Leib ist die Große Vernunft, das Selbst; lenkt das Ich und flöst ihm seine Begriffe ein.</text:p>
      <text:p text:style-name="P20">- Der Geist ist die kleine Vernunft, Teil des Leibes und sein Werkzeug; Sitz des Ichs</text:p>
      <text:p text:style-name="P20">- Die Verächter des Leibes meinen, den Leib mit dem Geist zu verachten; aber alles verachten kommt aus dem Selbst. Ihr Selbst will untergehen, nicht mehr schaffen, darum verachten sie.</text:p>
      <text:p text:style-name="P20">-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08cm" fo:margin-bottom="2.395cm" fo:margin-left="2.434cm" fo:margin-right="3.03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1T21:18:35.461859871</dc:date>
    <meta:editing-duration>P1DT51M47S</meta:editing-duration>
    <meta:editing-cycles>9</meta:editing-cycles>
    <meta:generator>LibreOffice/4.3.3.2$Linux_X86_64 LibreOffice_project/430m0$Build-2</meta:generator>
    <dc:creator>oxymoronist </dc:creator>
    <meta:document-statistic meta:table-count="0" meta:image-count="0" meta:object-count="0" meta:page-count="8" meta:paragraph-count="129" meta:word-count="2420" meta:character-count="16118" meta:non-whitespace-character-count="13805"/>
  </office:meta>
</office:document-meta>
</file>